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fo:font-size="10pt" fo:language="pt" fo:country="BR" fo:background-color="#f9f9f9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3d495c" fo:font-size="10pt" fo:language="pt" fo:country="BR" fo:background-color="#f9f9f9" style:font-size-asian="10pt" style:font-size-complex="10pt"/>
    </style:style>
    <style:style style:name="P5" style:family="paragraph" style:parent-style-name="Standard">
      <style:paragraph-properties fo:line-height="100%" fo:orphans="0" fo:widows="0"/>
      <style:text-properties fo:color="#3d495c" fo:font-size="8pt" fo:language="pt" fo:country="BR" officeooo:rsid="00120531" officeooo:paragraph-rsid="00120531" fo:background-color="#f9f9f9" style:font-size-asian="8pt" style:font-size-complex="8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fo:language="pt" fo:country="BR" style:font-name-asian="Arial1" style:font-size-asian="8.5pt" style:font-name-complex="Arial1" style:font-size-complex="8.5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8" style:family="paragraph" style:parent-style-name="Standard">
      <style:paragraph-properties fo:line-height="100%" fo:text-align="start" style:justify-single-word="false" fo:orphans="0" fo:widows="0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fo:font-size="10pt" fo:language="pt" fo:country="BR" fo:font-weight="bold" style:font-size-asian="10pt" style:font-weight-asian="bold" style:font-size-complex="10pt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language="pt" fo:country="BR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language="pt" fo:country="BR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language="pt" fo:country="BR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8.5pt" fo:language="pt" fo:country="BR" style:font-name-asian="Arial1" style:font-size-asian="8.5pt" style:font-name-complex="Arial1" style:font-size-complex="8.5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8pt" fo:language="pt" fo:country="BR" officeooo:rsid="000af460" officeooo:paragraph-rsid="000af460" fo:background-color="#f9f9f9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pt" fo:country="BR" officeooo:paragraph-rsid="000af460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pt" fo:country="BR" officeooo:paragraph-rsid="000f4585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8pt" fo:language="pt" fo:country="BR" officeooo:rsid="000af460" officeooo:paragraph-rsid="000af460" fo:background-color="#f9f9f9" style:font-size-asian="8pt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8pt" fo:language="pt" fo:country="BR" officeooo:rsid="000af460" officeooo:paragraph-rsid="00120531" fo:background-color="#f9f9f9" style:font-size-asian="8pt" style:font-size-complex="8pt"/>
    </style:style>
    <style:style style:name="P21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  <style:text-properties fo:language="pt" fo:country="BR"/>
    </style:style>
    <style:style style:name="P22" style:family="paragraph" style:parent-style-name="Standard">
      <style:paragraph-properties fo:line-height="100%" fo:orphans="0" fo:widows="0"/>
      <style:text-properties fo:color="#3d495c" fo:font-size="8pt" fo:language="pt" fo:country="BR" officeooo:rsid="00120531" officeooo:paragraph-rsid="00120531" fo:background-color="#f9f9f9" style:font-size-asian="8pt" style:font-size-complex="8pt"/>
    </style:style>
    <style:style style:name="P23" style:family="paragraph" style:parent-style-name="Standard">
      <style:paragraph-properties fo:break-before="auto" fo:break-after="auto"/>
      <style:text-properties fo:color="#6aa84f" fo:font-size="10pt" fo:language="pt" fo:country="BR" fo:font-weight="bold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8pt" fo:language="pt" fo:country="BR" officeooo:rsid="000af460" officeooo:paragraph-rsid="000af460" fo:background-color="#f9f9f9" style:font-size-asian="8pt" style:font-size-complex="8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pt" fo:country="BR" officeooo:paragraph-rsid="000f4585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officeooo:rsid="00137df2" officeooo:paragraph-rsid="00137df2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color="#3d495c" fo:font-size="8pt" fo:background-color="#f9f9f9" loext:char-shading-value="0" style:font-size-asian="8pt" style:font-size-complex="8pt"/>
    </style:style>
    <style:style style:name="T4" style:family="text">
      <style:text-properties fo:color="#3d495c" fo:font-size="8pt" officeooo:rsid="000af460" fo:background-color="#f9f9f9" loext:char-shading-value="0" style:font-size-asian="8pt" style:font-size-complex="8pt"/>
    </style:style>
    <style:style style:name="T5" style:family="text">
      <style:text-properties fo:color="#3d495c" fo:font-size="8pt" officeooo:rsid="00105544" fo:background-color="#f9f9f9" loext:char-shading-value="0" style:font-size-asian="8pt" style:font-size-complex="8pt"/>
    </style:style>
    <style:style style:name="T6" style:family="text">
      <style:text-properties fo:color="#3d495c" fo:font-size="8pt" officeooo:rsid="000f4585" fo:background-color="#f9f9f9" loext:char-shading-value="0" style:font-size-asian="8pt" style:font-size-complex="8pt"/>
    </style:style>
    <style:style style:name="T7" style:family="text">
      <style:text-properties officeooo:rsid="000d7b4c"/>
    </style:style>
    <style:style style:name="T8" style:family="text">
      <style:text-properties officeooo:rsid="00120531"/>
    </style:style>
    <style:style style:name="T9" style:family="text">
      <style:text-properties fo:background-color="#f9f9f9" loext:char-shading-value="0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11mi96v0td0u"/>Meu primeiro PDI na Trybe</text:p>
      <text:p text:style-name="P10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P10"/>
      <text:p text:style-name="P11">Nome: <text:span text:style-name="T8">Mário J. Silva Júnior</text:span></text:p>
      <text:p text:style-name="P11">Data de criação do PDI: <text:span text:style-name="T8">29/10/2021</text:span></text:p>
      <text:p text:style-name="P11">Turma/tribo: <text:span text:style-name="T8">XP/B <text:s/></text:span></text:p>
      <text:p text:style-name="P12"/>
      <text:p text:style-name="P23"><text:span text:style-name="T9">PLANO DE DESENVOLVIMENTO INDIVIDUAL </text:span></text:p>
      <text:p text:style-name="P4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3">CURTO PRAZO - ENTRE OS MÓDULOS DE FUNDAMENTOS &amp; FRONT-END </text:p>
            <text:p text:style-name="P13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3"><text:s/>O quê:</text:p>
            <text:p text:style-name="P13"/>
            <text:p text:style-name="P6">Escreva aqui os seus objetivos.</text:p>
          </table:table-cell>
          <table:table-cell table:style-name="Table1.A1" office:value-type="string">
            <text:p text:style-name="P13">Por quê?</text:p>
            <text:p text:style-name="P13"/>
            <text:p text:style-name="P6">Justifique o motivo de esses objetivos serem os priorizados por você.</text:p>
          </table:table-cell>
          <table:table-cell table:style-name="Table1.A1" office:value-type="string">
            <text:p text:style-name="P13">Quando?</text:p>
            <text:p text:style-name="P6"/>
            <text:p text:style-name="P6">Cada objetivo deve ser previsto para realização em um determinado período</text:p>
          </table:table-cell>
          <table:table-cell table:style-name="Table1.A1" office:value-type="string">
            <text:p text:style-name="P13">Como?</text:p>
            <text:p text:style-name="P13"/>
            <text:p text:style-name="P6">O que você precisa fazer para atingir o objetivo traçado?</text:p>
          </table:table-cell>
          <table:table-cell table:style-name="Table1.A1" office:value-type="string">
            <text:p text:style-name="P14">Skill envolvida</text:p>
            <text:p text:style-name="P14"/>
            <text:p text:style-name="P15">Esse plano de ação está relacionado a hard skills ou soft skills? Nomeia a habilidade.</text:p>
          </table:table-cell>
          <table:table-cell table:style-name="Table1.A1" office:value-type="string">
            <text:p text:style-name="P14"/>
            <text:p text:style-name="P14"/>
            <text:p text:style-name="P14">Check-point 1</text:p>
            <text:p text:style-name="P14"/>
            <text:p text:style-name="P7"/>
          </table:table-cell>
          <table:table-cell table:style-name="Table1.A1" office:value-type="string">
            <text:p text:style-name="P14"/>
            <text:p text:style-name="P14"/>
            <text:p text:style-name="P14">Check-point 2</text:p>
          </table:table-cell>
        </table:table-row>
        <table:table-row table:style-name="Table1.3">
          <table:table-cell table:style-name="Table1.A3" office:value-type="string">
            <text:p text:style-name="P16">Estar consistente no ofício de trader.</text:p>
          </table:table-cell>
          <table:table-cell table:style-name="Table1.B3" office:value-type="string">
            <text:p text:style-name="P16">Conseguir me manter ao longo do curso da Trybe, sem precisar depreciar meu capital.</text:p>
          </table:table-cell>
          <table:table-cell table:style-name="Table1.C3" office:value-type="string">
            <text:p text:style-name="P17"><text:span text:style-name="T4">Inicialmente, até </text:span><text:span text:style-name="T5">Jan</text:span><text:span text:style-name="T4">/202</text:span><text:span text:style-name="T5">2</text:span><text:span text:style-name="T4">.</text:span></text:p>
          </table:table-cell>
          <table:table-cell table:style-name="Table1.D3" office:value-type="string">
            <text:p text:style-name="P16">Operando o Mercado (B3) e o respectivo ativo (Mini-Índice) todos os dias úteis, repetindo e respeitando a técnica operacional por mim desenvolvida, com o devido gerenciamento de risco do capital.</text:p>
          </table:table-cell>
          <table:table-cell table:style-name="Table1.E3" office:value-type="string">
            <text:p text:style-name="P16">Hard skills:</text:p>
            <text:p text:style-name="P19">- técnica operacional;</text:p>
            <text:p text:style-name="P19">- gerenciamento de risco do capital.</text:p>
            <text:p text:style-name="P19"/>
            <text:p text:style-name="P19">Soft skills:</text:p>
            <text:p text:style-name="P19">- disciplina;</text:p>
            <text:p text:style-name="P19">- inteligência e controle emocional;</text:p>
            <text:p text:style-name="P19">- <text:span text:style-name="T7">adequação comportamental.</text:span></text:p>
          </table:table-cell>
          <table:table-cell table:style-name="Table1.F3" office:value-type="string">
            <text:p text:style-name="P18"><text:span text:style-name="T5">Dez</text:span><text:span text:style-name="T6">/2021:</text:span></text:p>
            <text:p text:style-name="P26"><text:span text:style-name="T6">O </text:span><text:span text:style-name="T3">resultado foi negativo. O mês foi desafiador, baseado nos padrões que aconteceram até o mês anterior e eu não mantive a disciplina seja operacional, nem comportamental. Mas, a média dos últimos 4 meses foi positiva e válida.</text:span></text:p>
          </table:table-cell>
          <table:table-cell table:style-name="Table1.G3" office:value-type="string">
            <text:p text:style-name="P18"><text:span text:style-name="T5">Jan</text:span><text:span text:style-name="T6">/202</text:span><text:span text:style-name="T5">2</text:span><text:span text:style-name="T6">: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9">MÉDIO PRAZO - ENTRE OS MÓDULOS DE FRONT-END &amp; BACK-END</text:p>
            <text:p text:style-name="P9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9"><text:s/>O quê:</text:p>
            <text:p text:style-name="P9"/>
            <text:p text:style-name="P6">Escreva aqui os seus objetivos.</text:p>
          </table:table-cell>
          <table:table-cell table:style-name="Table2.A1" office:value-type="string">
            <text:p text:style-name="P9">Por quê?</text:p>
            <text:p text:style-name="P9"/>
            <text:p text:style-name="P6">Justifique o motivo de esses objetivos serem os priorizados por você.</text:p>
          </table:table-cell>
          <table:table-cell table:style-name="Table2.A1" office:value-type="string">
            <text:p text:style-name="P9">Quando?</text:p>
            <text:p text:style-name="P6"/>
            <text:p text:style-name="P6">Cada objetivo deve ser previsto para realização em um determinado período.</text:p>
          </table:table-cell>
          <table:table-cell table:style-name="Table2.A1" office:value-type="string">
            <text:p text:style-name="P9">Como?</text:p>
            <text:p text:style-name="P9"/>
            <text:p text:style-name="P6">O que você precisa fazer para atingir o objetivo traçado?Qual a sua estratégia?</text:p>
          </table:table-cell>
          <table:table-cell table:style-name="Table2.A1" office:value-type="string">
            <text:p text:style-name="P7">Skill envolvida</text:p>
            <text:p text:style-name="P7"/>
            <text:p text:style-name="P6">Esse plano de ação está relacionado a hard skills ou soft skills? Nomeia a habilidade.</text:p>
          </table:table-cell>
          <table:table-cell table:style-name="Table2.A1" office:value-type="string">
            <text:p text:style-name="P7"/>
            <text:p text:style-name="P7"/>
            <text:p text:style-name="P7">Check-point 1</text:p>
            <text:p text:style-name="P7"/>
            <text:p text:style-name="P8"/>
          </table:table-cell>
          <table:table-cell table:style-name="Table2.A1" office:value-type="string">
            <text:p text:style-name="P7"/>
            <text:p text:style-name="P7"/>
            <text:p text:style-name="P7">Check-point 2</text:p>
          </table:table-cell>
        </table:table-row>
        <table:table-row table:style-name="Table2.3">
          <table:table-cell table:style-name="Table2.A3" office:value-type="string">
            <text:p text:style-name="P5">Evoluir no curso Trybe, em linha com a evolução do curso e apresentando boas notas em cada Módulo/Projeto.</text:p>
          </table:table-cell>
          <table:table-cell table:style-name="Table2.B3" office:value-type="string">
            <text:p text:style-name="P5">Para que eu tenha o desenvolvimento adequado e consiga uma oportunidade de trabalho na XP Inc.</text:p>
          </table:table-cell>
          <table:table-cell table:style-name="Table2.C3" office:value-type="string">
            <text:p text:style-name="P5">Até o final do Curso.</text:p>
          </table:table-cell>
          <table:table-cell table:style-name="Table2.D3" office:value-type="string">
            <text:p text:style-name="P5">Seguir o plano de estudos por mim determinado, com preparação prévia diária e exercícios adicionais de reforço. Além de sempre cuidar para que não haja acúmulo de conteúdo não visto.</text:p>
          </table:table-cell>
          <table:table-cell table:style-name="Table2.E3" office:value-type="string">
            <text:p text:style-name="P20">Soft skills:</text:p>
            <text:p text:style-name="P20">- disciplina;</text:p>
            <text:p text:style-name="P20">- inteligência e controle emocional;</text:p>
            <text:p text:style-name="P20">- <text:span text:style-name="T8">autogestão;</text:span></text:p>
            <text:p text:style-name="P20">- <text:span text:style-name="T8">gestão do tempo;</text:span></text:p>
            <text:p text:style-name="P20">- <text:span text:style-name="T8">liderança.</text:span></text:p>
          </table:table-cell>
          <table:table-cell table:style-name="Table2.F3" office:value-type="string">
            <text:p text:style-name="P5">Abr/2022:</text:p>
          </table:table-cell>
          <table:table-cell table:style-name="Table2.G3" office:value-type="string">
            <text:p text:style-name="P5">Julho/2022: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3T19:38:21.367150535</dc:date>
    <meta:editing-duration>PT34M16S</meta:editing-duration>
    <meta:editing-cycles>6</meta:editing-cycles>
    <meta:document-statistic meta:table-count="2" meta:image-count="1" meta:object-count="0" meta:page-count="2" meta:paragraph-count="63" meta:word-count="479" meta:character-count="2964" meta:non-whitespace-character-count="2540"/>
  </office:meta>
</office:document-meta>
</file>